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04in" fo:margin-left="0.1083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4694in" style:rel-column-width="24860*"/>
    </style:style>
    <style:style style:name="Table5.B" style:family="table-column">
      <style:table-column-properties style:column-width="4.041in" style:rel-column-width="40675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9in" style:rel-column-width="21208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fo:color="#ff0000"/>
    </style:style>
    <style:style style:name="P3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4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6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7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8" style:family="paragraph" style:parent-style-name="Standard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0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Text_20_body">
      <style:paragraph-properties fo:margin-top="0.1665in" fo:margin-bottom="0.0835in"/>
      <style:text-properties style:use-window-font-color="true"/>
    </style:style>
    <style:style style:name="P13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4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5" style:family="paragraph" style:parent-style-name="Text_20_body_20_indent_20_2">
      <style:text-properties style:use-window-font-color="tru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18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language-asian="zh" style:country-asian="TW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language-asian="zh" style:country-asian="TW"/>
    </style:style>
    <style:style style:name="T4" style:family="text">
      <style:text-properties style:use-window-font-color="true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ree</text:h>
      <text:p text:style-name="Text_20_body_20_indent_20_2"><text:span text:style-name="T1">A </text:span><text:span text:style-name="Source_20_Text"><text:span text:style-name="T1">tree </text:span></text:span><text:span text:style-name="T1">consists of tree parts, the set of columns, the set of footers, and the tree body. The set of columns is defined by a number of </text:span><text:span text:style-name="Source_20_Text"><text:span text:style-name="T1">treecol </text:span></text:span><text:span text:style-name="T1">components, one for each column. Each column will appear as a header at the top of the tree. The second part, The set of footers is defined by a number of </text:span><text:span text:style-name="Source_20_Text"><text:span text:style-name="T1">treefooter </text:span></text:span><text:span text:style-name="T1">components, one for each column also. Each column will appear as a footer at the bottom of the tree. The third part, the tree body, contains the data to appear in the tree and is created with a </text:span><text:span text:style-name="Source_20_Text"><text:span text:style-name="T1">treechildren </text:span></text:span><text:span text:style-name="T1">component.</text:span></text:p>
      <text:p text:style-name="Text_20_body_20_indent_20_2"><text:a xlink:type="simple" xlink:href="../Toolbar.xml"><text:span text:style-name="Source_20_Text"><text:span text:style-name="T1"/></text:span></text:a></text:p>
      <text:p text:style-name="P14"><draw:frame draw:style-name="fr1" draw:name="graphics1" text:anchor-type="paragraph" svg:width="5.3437in" svg:height="1.7917in" draw:z-index="0"><draw:image xlink:href="../images/tree.png" xlink:type="simple" xlink:show="embed" xlink:actuate="onLoad"/></draw:frame></text:p>
      <text:p text:style-name="Code_20_Indent_20_2">&lt;window title="tree demo" border="normal"&gt;</text:p>
      <text:p text:style-name="Code_20_Indent_20_2"><text:tab/>&lt;tree id="tree" width="400px" rows="5"&gt;</text:p>
      <text:p text:style-name="Code_20_Indent_20_2"><text:tab/><text:tab/>&lt;treecols sizable="true"&gt;</text:p>
      <text:p text:style-name="Code_20_Indent_20_2"><text:tab/><text:tab/><text:tab/>&lt;treecol label="Name"/&gt;</text:p>
      <text:p text:style-name="Code_20_Indent_20_2"><text:tab/><text:tab/><text:tab/>&lt;treecol label="Description"/&gt;</text:p>
      <text:p text:style-name="Code_20_Indent_20_2"><text:tab/><text:tab/>&lt;/treecols&gt;</text:p>
      <text:p text:style-name="Code_20_Indent_20_2"><text:tab/><text:tab/>&lt;treechildren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 label="Item 1"/&gt;</text:p>
      <text:p text:style-name="Code_20_Indent_20_2"><text:tab/><text:tab/><text:tab/><text:tab/><text:tab/>&lt;treecell label="Item 1 description"/&gt;</text:p>
      <text:p text:style-name="Code_20_Indent_20_2"><text:tab/><text:tab/><text:tab/><text:tab/>&lt;/treerow&gt;</text:p>
      <text:p text:style-name="Code_20_Indent_20_2"><text:tab/><text:tab/><text:tab/>&lt;/treeitem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 label="Item 2"/&gt;</text:p>
      <text:p text:style-name="Code_20_Indent_20_2"><text:tab/><text:tab/><text:tab/><text:tab/><text:tab/>&lt;treecell label="Item 2 description"/&gt;</text:p>
      <text:p text:style-name="Code_20_Indent_20_2"><text:tab/><text:tab/><text:tab/><text:tab/>&lt;/treerow&gt;</text:p>
      <text:p text:style-name="Code_20_Indent_20_2"><text:tab/><text:tab/><text:tab/><text:tab/>&lt;treechildren&gt;</text:p>
      <text:p text:style-name="Code_20_Indent_20_2"><text:tab/><text:tab/><text:tab/><text:tab/><text:tab/>&lt;treeitem&gt;</text:p>
      <text:p text:style-name="Code_20_Indent_20_2"><text:tab/><text:tab/><text:tab/><text:tab/><text:tab/><text:tab/>&lt;treerow&gt;</text:p>
      <text:p text:style-name="Code_20_Indent_20_2"><text:tab/><text:tab/><text:tab/><text:tab/><text:tab/><text:tab/><text:tab/>&lt;treecell label="Item 2.1"/&gt;</text:p>
      <text:p text:style-name="Code_20_Indent_20_2"><text:tab/><text:tab/><text:tab/><text:tab/><text:tab/><text:tab/>&lt;/treerow&gt;</text:p>
      <text:p text:style-name="Code_20_Indent_20_2"><text:tab/><text:tab/><text:tab/><text:tab/><text:tab/>&lt;/treeitem&gt;</text:p>
      <text:p text:style-name="Code_20_Indent_20_2"><text:tab/><text:tab/><text:tab/><text:tab/><text:tab/>&lt;treeitem&gt;</text:p>
      <text:p text:style-name="Code_20_Indent_20_2"><text:tab/><text:tab/><text:tab/><text:tab/><text:tab/><text:tab/>&lt;treerow&gt;</text:p>
      <text:p text:style-name="Code_20_Indent_20_2"><text:tab/><text:tab/><text:tab/><text:tab/><text:tab/><text:tab/><text:tab/>&lt;treecell label="Item 2.2"/&gt;</text:p>
      <text:p text:style-name="Code_20_Indent_20_2"><text:tab/><text:tab/><text:tab/><text:tab/><text:tab/><text:tab/><text:tab/>&lt;treecell label="Item 2.2 is something who cares"/&gt;</text:p>
      <text:p text:style-name="Code_20_Indent_20_2"><text:tab/><text:tab/><text:tab/><text:tab/><text:tab/><text:tab/>&lt;/treerow&gt;</text:p>
      <text:p text:style-name="Code_20_Indent_20_2"><text:tab/><text:tab/><text:tab/><text:tab/><text:tab/>&lt;/treeitem&gt;</text:p>
      <text:p text:style-name="Code_20_Indent_20_2"><text:tab/><text:tab/><text:tab/><text:tab/>&lt;/treechildren&gt;</text:p>
      <text:p text:style-name="Code_20_Indent_20_2"><text:tab/><text:tab/><text:tab/>&lt;/treeitem&gt;</text:p>
      <text:p text:style-name="Code_20_Indent_20_2"><text:tab/><text:tab/><text:tab/>&lt;treeitem label="Item 3"/&gt;</text:p>
      <text:p text:style-name="Code_20_Indent_20_2"><text:tab/><text:tab/>&lt;/treechildren&gt;</text:p>
      <text:p text:style-name="Code_20_Indent_20_2"><text:tab/><text:tab/>&lt;treefoot&gt;</text:p>
      <text:p text:style-name="Code_20_Indent_20_2"><text:tab/><text:tab/><text:tab/>&lt;treefooter label="Count"/&gt;</text:p>
      <text:p text:style-name="Code_20_Indent_20_2"><text:tab/><text:tab/><text:tab/>&lt;treefooter label="Summary"/&gt;</text:p>
      <text:p text:style-name="Code_20_Indent_20_2"><text:tab/><text:tab/>&lt;/treefoot&gt;</text:p>
      <text:p text:style-name="Code_20_Indent_20_2"><text:tab/>&lt;/tree&gt;</text:p>
      <text:p text:style-name="Code_20_Indent_20_2">&lt;/window&gt;</text:p>
      <text:h text:style-name="P9" text:outline-level="4">Class Name</text:h>
      <text:p text:style-name="P17"><text:span text:style-name="Source_20_Text"><text:span text:style-name="T2">org.zkoss.zul.Tree</text:span></text:span></text:p>
      <text:h text:style-name="P10" text:outline-level="4">Supported Child Components</text:h>
      <text:p text:style-name="P15">*<text:a xlink:type="simple" xlink:href="../Treecols.xml"><text:span text:style-name="Source_20_Text">org.zkoss.zul.Treecols</text:span></text:a></text:p>
      <text:p text:style-name="Text_20_body_20_indent_20_2"><text:span text:style-name="T4">*</text:span><text:a xlink:type="simple" xlink:href="../Treechildren.xml"><text:span text:style-name="Source_20_Text">org.zkoss.zul.Treechildren</text:span></text:a></text:p>
      <text:p text:style-name="P15">*<text:a xlink:type="simple" xlink:href="../Treefoot.xml"><text:span text:style-name="Source_20_Text">org.zkoss.zul.Treefoot</text:span></text:a></text:p>
      <text:h text:style-name="P10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Event Name</text:p>
            </table:table-cell>
            <table:table-cell table:style-name="Table5.B1" office:value-type="string">
              <text:p text:style-name="P1">Event Type</text:p>
            </table:table-cell>
          </table:table-row>
        </table:table-header-rows>
        <table:table-row>
          <table:table-cell table:style-name="Table5.A2" office:value-type="string">
            <text:p text:style-name="P6"><text:span text:style-name="Source_20_Text">onSelect</text:span></text:p>
          </table:table-cell>
          <table:table-cell table:style-name="Table5.B2" office:value-type="string">
            <text:p text:style-name="P3"><text:a xlink:type="simple" xlink:href="../SelectEvent.xml"><text:span text:style-name="Source_20_Text">org.zkoss.zk.ui.event.SelectEvent</text:span></text:a></text:p>
            <text:p text:style-name="P5">Description: </text:p>
            <text:p text:style-name="P4">Denotes user has selected one or multiple child components(a set of treeitem).</text:p>
          </table:table-cell>
        </table:table-row>
      </table:table>
      <text:h text:style-name="P10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Property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6"><text:span text:style-name="Source_20_Text"><text:span text:style-name="T3">checkmark </text:span></text:span></text:p>
          </table:table-cell>
          <table:table-cell table:style-name="Table1.B2" office:value-type="string">
            <text:p text:style-name="P18">Sets whether the check mark shall be displayed in front of each item.</text:p>
            <text:p text:style-name="P3"><text:span text:style-name="T3">The check mark is a </text:span><text:span text:style-name="Source_20_Text"><text:span text:style-name="T3">checkbox </text:span></text:span><text:span text:style-name="T3">if </text:span><text:span text:style-name="Source_20_Text"><text:span text:style-name="T3">isMultiple() </text:span></text:span><text:span text:style-name="T3">returns true. It is a </text:span><text:span text:style-name="Source_20_Text"><text:span text:style-name="T3">radio </text:span></text:span><text:span text:style-name="T3">button if </text:span><text:span text:style-name="Source_20_Text"><text:span text:style-name="T3">isMultiple() </text:span></text:span><text:span text:style-name="T3">returns false. </text:span></text:p>
            <text:p text:style-name="P3"><text:span text:style-name="T3">Values : </text:span><text:span text:style-name="Source_20_Text"><text:span text:style-name="T3">true|false</text:span></text:span></text:p>
          </table:table-cell>
          <table:table-cell table:style-name="Table1.A2" office:value-type="string">
            <text:p text:style-name="P16"><text:span text:style-name="Source_20_Text">boolean</text:span></text:p>
          </table:table-cell>
          <table:table-cell table:style-name="Table1.D2" office:value-type="string">
            <text:p text:style-name="P16"><text:span text:style-name="Source_20_Text">false</text:span></text:p>
          </table:table-cell>
        </table:table-row>
        <table:table-row table:style-name="Table1.2">
          <table:table-cell table:style-name="Table1.A2" office:value-type="string">
            <text:p text:style-name="P16"><text:span text:style-name="Source_20_Text"><text:span text:style-name="T3">model</text:span></text:span></text:p>
          </table:table-cell>
          <table:table-cell table:style-name="Table1.B2" office:value-type="string">
            <text:p text:style-name="P18">Sets the tree model associated with this tree.</text:p>
          </table:table-cell>
          <table:table-cell table:style-name="Table1.A2" office:value-type="string">
            <text:p text:style-name="P16"><text:span text:style-name="Source_20_Text">org.zkoss.zul.TreeModel</text:span></text:p>
          </table:table-cell>
          <table:table-cell table:style-name="Table1.D2" office:value-type="string">
            <text:p text:style-name="P16"><text:span text:style-name="Source_20_Text">&lt;null&gt;</text:span></text:p>
          </table:table-cell>
        </table:table-row>
        <table:table-row table:style-name="Table1.2">
          <table:table-cell table:style-name="Table1.A2" office:value-type="string">
            <text:p text:style-name="P16"><text:span text:style-name="Source_20_Text">multiple</text:span></text:p>
          </table:table-cell>
          <table:table-cell table:style-name="Table1.B2" office:value-type="string">
            <text:p text:style-name="P3">Sets whether multiple selections are allowed.</text:p>
            <text:p text:style-name="P3">Values : <text:span text:style-name="Source_20_Text">true|false</text:span> </text:p>
          </table:table-cell>
          <table:table-cell table:style-name="Table1.A2" office:value-type="string">
            <text:p text:style-name="P16"><text:span text:style-name="Source_20_Text">boolean</text:span></text:p>
          </table:table-cell>
          <table:table-cell table:style-name="Table1.D2" office:value-type="string">
            <text:p text:style-name="P16"><text:span text:style-name="Source_20_Text">false</text:span></text:p>
          </table:table-cell>
        </table:table-row>
        <table:table-row table:style-name="Table1.2">
          <table:table-cell table:style-name="Table1.A2" office:value-type="string">
            <text:p text:style-name="P16"><text:span text:style-name="Source_20_Text">name</text:span></text:p>
          </table:table-cell>
          <table:table-cell table:style-name="Table1.B2" office:value-type="string">
            <text:p text:style-name="P8">Sets the name of this component. </text:p>
            <text:p text:style-name="Text_20_body">The name is used only to work with "legacy" Web application that handles user's request by servlets. It works only with HTTP/HTML-based browsers. It doesn't work with other kind of clients. </text:p>
            <text:p text:style-name="Text_20_body">Don't use this method if your application is purely based on ZK's event-driven model. </text:p>
          </table:table-cell>
          <table:table-cell table:style-name="Table1.A2" office:value-type="string">
            <text:p text:style-name="P16"><text:span text:style-name="Source_20_Text">String</text:span></text:p>
          </table:table-cell>
          <table:table-cell table:style-name="Table1.D2" office:value-type="string">
            <text:p text:style-name="P16"><text:span text:style-name="Source_20_Text">&lt;null&gt;</text:span></text:p>
          </table:table-cell>
        </table:table-row>
        <table:table-row table:style-name="Table1.2">
          <table:table-cell table:style-name="Table1.A2" office:value-type="string">
            <text:p text:style-name="P16"><text:span text:style-name="Source_20_Text">pageSize</text:span></text:p>
          </table:table-cell>
          <table:table-cell table:style-name="Table1.B2" office:value-type="string">
            <text:p text:style-name="P3">Sets the page size that is used by all <text:span text:style-name="Source_20_Text">Treechildren </text:span>to display a portion of their child <text:span text:style-name="Source_20_Text">Treeitem, </text:span>or -1 if no limitation.</text:p>
          </table:table-cell>
          <table:table-cell table:style-name="Table1.A2" office:value-type="string">
            <text:p text:style-name="P16"><text:span text:style-name="Source_20_Text">int</text:span></text:p>
          </table:table-cell>
          <table:table-cell table:style-name="Table1.D2" office:value-type="string">
            <text:p text:style-name="P16">10</text:p>
          </table:table-cell>
        </table:table-row>
        <table:table-row table:style-name="Table1.2">
          <table:table-cell table:style-name="Table1.A2" office:value-type="string">
            <text:p text:style-name="P16"><text:span text:style-name="Source_20_Text">rows</text:span></text:p>
          </table:table-cell>
          <table:table-cell table:style-name="Table1.B2" office:value-type="string">
            <text:p text:style-name="P3">Sets the rows. Zero means no limitation. </text:p>
          </table:table-cell>
          <table:table-cell table:style-name="Table1.A2" office:value-type="string">
            <text:p text:style-name="P16"><text:span text:style-name="Source_20_Text">int</text:span></text:p>
          </table:table-cell>
          <table:table-cell table:style-name="Table1.D2" office:value-type="string">
            <text:p text:style-name="P16">0</text:p>
          </table:table-cell>
        </table:table-row>
        <table:table-row table:style-name="Table1.2">
          <table:table-cell table:style-name="Table1.A2" office:value-type="string">
            <text:p text:style-name="P16"><text:span text:style-name="Source_20_Text">selectedItem</text:span></text:p>
          </table:table-cell>
          <table:table-cell table:style-name="Table1.B2" office:value-type="string">
            <text:p text:style-name="P3">Deselects all of the currently selected items and selects the given item. </text:p>
          </table:table-cell>
          <table:table-cell table:style-name="Table1.A2" office:value-type="string">
            <text:p text:style-name="P16"><text:span text:style-name="Source_20_Text">org.zkoss.zul.Treeitem</text:span></text:p>
          </table:table-cell>
          <table:table-cell table:style-name="Table1.D2" office:value-type="string">
            <text:p text:style-name="P16"><text:span text:style-name="Source_20_Text">&lt;null&gt;</text:span></text:p>
          </table:table-cell>
        </table:table-row>
        <table:table-row table:style-name="Table1.2">
          <table:table-cell table:style-name="Table1.A2" office:value-type="string">
            <text:p text:style-name="P16"><text:span text:style-name="Source_20_Text">seltype</text:span></text:p>
          </table:table-cell>
          <table:table-cell table:style-name="Table1.B2" office:value-type="string">
            <text:p text:style-name="P3">Sets the seltype. Currently, only "<text:span text:style-name="Source_20_Text">single" </text:span>is supported. </text:p>
            <text:p text:style-name="P3">Values : <text:span text:style-name="Source_20_Text">single</text:span></text:p>
          </table:table-cell>
          <table:table-cell table:style-name="Table1.A2" office:value-type="string">
            <text:p text:style-name="P16"><text:span text:style-name="Source_20_Text">String</text:span></text:p>
          </table:table-cell>
          <table:table-cell table:style-name="Table1.D2" office:value-type="string">
            <text:p text:style-name="P16"><text:span text:style-name="Source_20_Text">&lt;single&gt;</text:span></text:p>
          </table:table-cell>
        </table:table-row>
        <table:table-row table:style-name="Table1.2">
          <table:table-cell table:style-name="Table1.A2" office:value-type="string">
            <text:p text:style-name="P16"><text:span text:style-name="Source_20_Text">treeitemRender</text:span></text:p>
          </table:table-cell>
          <table:table-cell table:style-name="Table1.B2" office:value-type="string">
            <text:p text:style-name="P3">Sets the renderer which is used to render each item if <text:span text:style-name="Source_20_Text">getModel() </text:span>is not null.</text:p>
            <text:p text:style-name="P3">Note: changing a render will not cause the tree to re-render. If you want it to re-render, you could assign the same model again (i.e., <text:span text:style-name="Source_20_Text">setModel(getModel())), </text:span>or fire an <text:span text:style-name="Source_20_Text">TreeDataEvent </text:span>event. </text:p>
          </table:table-cell>
          <table:table-cell table:style-name="Table1.A2" office:value-type="string">
            <text:p text:style-name="P16"><text:span text:style-name="Source_20_Text">org.zkoss.zul.TreeitemRenderer</text:span></text:p>
          </table:table-cell>
          <table:table-cell table:style-name="Table1.D2" office:value-type="string">
            <text:p text:style-name="P16"><text:span text:style-name="Source_20_Text">&lt;null&gt;</text:span></text:p>
          </table:table-cell>
        </table:table-row>
        <table:table-row table:style-name="Table1.2">
          <table:table-cell table:style-name="Table1.A2" office:value-type="string">
            <text:p text:style-name="P16">vflex</text:p>
          </table:table-cell>
          <table:table-cell table:style-name="Table1.B2" office:value-type="string">
            <text:p text:style-name="P3">Sets whether to grow and shrink vertical to fit their given space, so called vertial flexibility.</text:p>
            <text:p text:style-name="P3">Note: this attribute is ignored if <text:span text:style-name="Source_20_Text">setRows(int)</text:span> is specified </text:p>
            <text:p text:style-name="P3">Values : <text:span text:style-name="Source_20_Text">true|false</text:span></text:p>
          </table:table-cell>
          <table:table-cell table:style-name="Table1.A2" office:value-type="string">
            <text:p text:style-name="P16"><text:span text:style-name="Source_20_Text">boolean</text:span></text:p>
          </table:table-cell>
          <table:table-cell table:style-name="Table1.D2" office:value-type="string">
            <text:p text:style-name="P16"><text:span text:style-name="Source_20_Text">false</text:span></text:p>
          </table:table-cell>
        </table:table-row>
      </table:table>
      <text:p text:style-name="P13"/>
      <text:h text:style-name="P10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1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addItemToSelection</text:span></text:p>
          </table:table-cell>
          <table:table-cell table:style-name="Table3.A2" office:value-type="string">
            <text:p text:style-name="Table_20_Contents">Selects the given item, without deselecting any other items that are already selected.</text:p>
          </table:table-cell>
          <table:table-cell table:style-name="Table3.A2" office:value-type="string">
            <text:p text:style-name="P16"><text:span text:style-name="Source_20_Text">Treeitem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clear</text:span></text:p>
          </table:table-cell>
          <table:table-cell table:style-name="Table3.A2" office:value-type="string">
            <text:p text:style-name="Table_20_Contents">Clears all child tree items </text:p>
            <text:p text:style-name="Table_20_Contents">Note: after clear, <text:span text:style-name="Source_20_Text">getTreechildren() </text:span>won't be null, but it has no child </text:p>
          </table:table-cell>
          <table:table-cell table:style-name="Table3.A2" office:value-type="string">
            <text:p text:style-name="P16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clearSelection</text:span></text:p>
          </table:table-cell>
          <table:table-cell table:style-name="Table3.A2" office:value-type="string">
            <text:p text:style-name="Table_20_Contents">Clears the selection. </text:p>
          </table:table-cell>
          <table:table-cell table:style-name="Table3.A2" office:value-type="string">
            <text:p text:style-name="P16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ItemCount</text:span></text:p>
          </table:table-cell>
          <table:table-cell table:style-name="Table3.A2" office:value-type="string">
            <text:p text:style-name="Table_20_Contents">Returns the number of child <text:span text:style-name="Source_20_Text">Treeitem</text:span></text:p>
          </table:table-cell>
          <table:table-cell table:style-name="Table3.A2" office:value-type="string">
            <text:p text:style-name="P16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Items</text:span></text:p>
          </table:table-cell>
          <table:table-cell table:style-name="Table3.A2" office:value-type="string">
            <text:p text:style-name="Table_20_Contents">Returns a readonly list of all descending <text:span text:style-name="Source_20_Text">Treeitem</text:span> (children's children and so on) ,</text:p>
          </table:table-cell>
          <table:table-cell table:style-name="Table3.A2" office:value-type="string">
            <text:p text:style-name="P16"><text:span text:style-name="Source_20_Text">Collection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SelectedCount</text:span></text:p>
          </table:table-cell>
          <table:table-cell table:style-name="Table3.A2" office:value-type="string">
            <text:p text:style-name="Table_20_Contents">Returns the number of items being selected. </text:p>
          </table:table-cell>
          <table:table-cell table:style-name="Table3.A2" office:value-type="string">
            <text:p text:style-name="P16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SelectedItems</text:span></text:p>
          </table:table-cell>
          <table:table-cell table:style-name="Table3.A2" office:value-type="string">
            <text:p text:style-name="Table_20_Contents">Returns all selected items. </text:p>
          </table:table-cell>
          <table:table-cell table:style-name="Table3.A2" office:value-type="string">
            <text:p text:style-name="P16"><text:span text:style-name="Source_20_Text">Se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reechildren</text:span></text:p>
          </table:table-cell>
          <table:table-cell table:style-name="Table3.A2" office:value-type="string">
            <text:p text:style-name="Table_20_Contents">Returns the treechildren that this tree owns (might null). </text:p>
          </table:table-cell>
          <table:table-cell table:style-name="Table3.A2" office:value-type="string">
            <text:p text:style-name="P16"><text:span text:style-name="Source_20_Text">Treechildren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reecols</text:span></text:p>
          </table:table-cell>
          <table:table-cell table:style-name="Table3.A2" office:value-type="string">
            <text:p text:style-name="Table_20_Contents">Returns the treecols that this tree owns (might null). </text:p>
          </table:table-cell>
          <table:table-cell table:style-name="Table3.A2" office:value-type="string">
            <text:p text:style-name="P16"><text:span text:style-name="Source_20_Text">Treecols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reefoot</text:span></text:p>
          </table:table-cell>
          <table:table-cell table:style-name="Table3.A2" office:value-type="string">
            <text:p text:style-name="Table_20_Contents">Returns the treefoot that this tree owns (might null). </text:p>
          </table:table-cell>
          <table:table-cell table:style-name="Table3.A2" office:value-type="string">
            <text:p text:style-name="P16"><text:span text:style-name="Source_20_Text">Treefoo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removeItemFromSelection</text:span></text:p>
          </table:table-cell>
          <table:table-cell table:style-name="Table3.A2" office:value-type="string">
            <text:p text:style-name="Table_20_Contents">Deselects the given item without deselecting other items. </text:p>
          </table:table-cell>
          <table:table-cell table:style-name="Table3.A2" office:value-type="string">
            <text:p text:style-name="P16"><text:span text:style-name="Source_20_Text">Treeitem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selectAll</text:span></text:p>
          </table:table-cell>
          <table:table-cell table:style-name="Table3.A2" office:value-type="string">
            <text:p text:style-name="Table_20_Contents">Selects all items. </text:p>
          </table:table-cell>
          <table:table-cell table:style-name="Table3.A2" office:value-type="string">
            <text:p text:style-name="P16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selectItem</text:span></text:p>
          </table:table-cell>
          <table:table-cell table:style-name="Table3.A2" office:value-type="string">
            <text:p text:style-name="Table_20_Contents">Deselects all of the currently selected items and selects the given item. </text:p>
          </table:table-cell>
          <table:table-cell table:style-name="Table3.A2" office:value-type="string">
            <text:p text:style-name="P16"><text:span text:style-name="Source_20_Text">Treeitem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toggleItemSelection</text:span></text:p>
          </table:table-cell>
          <table:table-cell table:style-name="Table3.A2" office:value-type="string">
            <text:p text:style-name="Table_20_Contents">If the specified item is selected, it is deselected. </text:p>
          </table:table-cell>
          <table:table-cell table:style-name="Table3.A2" office:value-type="string">
            <text:p text:style-name="P16"><text:span text:style-name="Source_20_Text">Treeitem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2"/>
      <text:h text:style-name="P10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7"><text:a xlink:type="simple" xlink:href="../XulElement.xml"><text:span text:style-name="Source_20_Text">org.zkoss.zul.imp.XulElement</text:span></text:a></text:p>
          </table:table-cell>
        </table:table-row>
        <table:table-row table:style-name="Table2.3">
          <table:table-cell table:style-name="Table2.A2" office:value-type="string">
            <text:p text:style-name="P7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3">
          <table:table-cell table:style-name="Table2.A2" office:value-type="string">
            <text:p text:style-name="P7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20T16:07:21</dc:date>
    <meta:print-date>2007-09-03T09:33:50</meta:print-date>
    <dc:language>en-US</dc:language>
    <meta:editing-cycles>115</meta:editing-cycles>
    <meta:editing-duration>PT8H32M17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6" meta:paragraph-count="159" meta:word-count="657" meta:character-count="4586"/>
  </office:meta>
</office:document-meta>
</file>